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28a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T1">To whom it may concern</text:span>,</text:p>
      <text:p text:style-name="Text_20_body">I won’t sugarcoat this: I need a job — badly. I’ve been applying everywhere, and while I know my resume is packed with experience (decades in Cybersecurity, cloud ops, and development), it seems like that’s just not enough these days. I’m not too proud to say it — I’m hungry for an opportunity, eager to prove myself, and willing to take on challenges that others might shy away from.</text:p>
      <text:p text:style-name="Text_20_body">I’ve worked for companies like CrowdStrike and Black Hills Information Security, but right now, I’d be grateful for a chance to contribute anywhere I can make a difference. I can code, troubleshoot, lead, document, mentor, <text:span text:style-name="T1">admin unix and windows</text:span> — or all of the above at once. I’m adaptable, fast-learning, and motivated by more than just a paycheck (though let’s be honest, I could really use one).</text:p>
      <text:p text:style-name="Text_20_body">Please take a chance on me. I’m ready to get to work.</text:p>
      <text:p text:style-name="Text_20_body">Sincerely,<text:line-break/>Aaron Clark<text:line-break/>📞 (<text:span text:style-name="T1">308</text:span>) <text:span text:style-name="T1">830</text:span>-<text:span text:style-name="T1">1936</text:span><text:line-break/>📧 <text:a xlink:type="simple" xlink:href="mailto:cryptojones@owasp.org" text:style-name="Internet_20_link" text:visited-style-name="Visited_20_Internet_20_Link">cryptojones@owasp.org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4:07:43.609000000</meta:creation-date>
    <dc:date>2025-04-19T14:09:49.808000000</dc:date>
    <meta:editing-duration>PT2M5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5" meta:word-count="158" meta:character-count="923" meta:non-whitespace-character-count="767"/>
  </office:meta>
</office:document-meta>
</file>